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66" draw:textarea-horizontal-align="justify" draw:textarea-vertical-align="middle" draw:auto-grow-height="false" fo:min-height="0.71cm" fo:min-width="10.776cm"/>
    </style:style>
    <style:style style:name="gr2" style:family="graphic" style:parent-style-name="standard">
      <style:graphic-properties draw:fill-color="#ccff66" draw:textarea-horizontal-align="justify" draw:textarea-vertical-align="middle" draw:auto-grow-height="false" fo:min-height="0.708cm" fo:min-width="10.776cm"/>
    </style:style>
    <style:style style:name="gr3" style:family="graphic" style:parent-style-name="standard">
      <style:graphic-properties draw:fill-color="#ccff66" draw:textarea-horizontal-align="justify" draw:textarea-vertical-align="middle" draw:auto-grow-height="false" fo:min-height="1.669cm" fo:min-width="3.259cm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1.669cm" fo:min-width="3.338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1.669cm" fo:min-width="3.362cm"/>
    </style:style>
    <style:style style:name="gr6" style:family="graphic" style:parent-style-name="standard">
      <style:graphic-properties draw:fill-color="#ccff66" draw:textarea-horizontal-align="justify" draw:textarea-vertical-align="middle" draw:auto-grow-height="false" fo:min-height="0.901cm" fo:min-width="10.776cm"/>
    </style:style>
    <style:style style:name="gr7" style:family="graphic" style:parent-style-name="standard">
      <style:graphic-properties svg:stroke-width="0.1cm" draw:marker-start-width="0.35cm" draw:marker-end-width="0.35cm" draw:fill="none" draw:fill-color="#ccffcc" draw:textarea-horizontal-align="justify" draw:textarea-vertical-align="middle" draw:auto-grow-height="false" fo:min-height="4.637cm" fo:min-width="10.696cm" fo:padding-top="0.175cm" fo:padding-bottom="0.175cm" fo:padding-left="0.3cm" fo:padding-right="0.3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95cm" fo:min-width="5.5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95cm" fo:min-width="5.5cm" draw:shadow="hidden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2.55cm" fo:min-width="7.8cm"/>
    </style:style>
    <style:style style:name="gr11" style:family="graphic" style:parent-style-name="standard">
      <style:graphic-properties draw:fill-color="#ff8282" draw:textarea-horizontal-align="justify" draw:textarea-vertical-align="middle" draw:auto-grow-height="false" fo:min-height="1.95cm" fo:min-width="2.6cm"/>
    </style:style>
    <style:style style:name="gr12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fill-color="#cccc99" draw:textarea-vertical-align="middle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0.977cm" fo:min-width="4.6cm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1.182cm" fo:min-width="4.6cm"/>
    </style:style>
    <style:style style:name="gr16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fill-color="#cccc99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5cm" fo:min-width="1.9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5cm" fo:min-width="1.8cm"/>
    </style:style>
    <style:style style:name="P1" style:family="paragraph">
      <style:paragraph-properties fo:text-align="center"/>
    </style:style>
    <style:style style:name="P2" style:family="paragraph">
      <loext:graphic-properties draw:fill-color="#ccff66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cc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ccffcc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ff66"/>
      <style:paragraph-properties fo:text-align="center"/>
      <style:text-properties fo:color="#999999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8282"/>
      <style:paragraph-properties fo:text-align="center"/>
      <style:text-properties fo:font-size="17pt" style:font-size-asian="17pt" style:font-size-complex="17pt"/>
    </style:style>
    <style:style style:name="P9" style:family="paragraph">
      <loext:graphic-properties draw:fill="none" draw:fill-color="#cccc99"/>
      <style:paragraph-properties fo:text-align="center"/>
    </style:style>
    <style:style style:name="P10" style:family="paragraph">
      <loext:graphic-properties draw:fill="none" draw:fill-color="#cccc99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99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99ffff"/>
      <style:paragraph-properties fo:text-align="center"/>
      <style:text-properties fo:font-size="17pt" style:font-size-asian="17pt" style:font-size-complex="17pt"/>
    </style:style>
    <style:style style:name="P13" style:family="paragraph">
      <style:paragraph-properties fo:margin-left="0cm" fo:margin-right="0cm" fo:margin-top="0.2cm" fo:margin-bottom="0.2cm" fo:line-height="100%" fo:text-align="center" fo:text-indent="0cm"/>
    </style:style>
    <style:style style:name="P1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999999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glue-point draw:id="4" svg:x="2.798cm" svg:y="-5cm"/>
          <draw:glue-point draw:id="5" svg:x="2.473cm" svg:y="-5cm"/>
          <draw:glue-point draw:id="6" svg:x="2.879cm" svg:y="-5cm"/>
          <draw:glue-point draw:id="7" svg:x="2.55cm" svg:y="-5cm"/>
          <draw:glue-point draw:id="8" svg:x="2.229cm" svg:y="-5cm"/>
          <draw:glue-point draw:id="9" svg:x="1.498cm" svg:y="-5cm"/>
          <draw:glue-point draw:id="10" svg:x="1.043cm" svg:y="-2.6cm" draw:align="center"/>
          <draw:glue-point draw:id="11" svg:x="0.361cm" svg:y="-5cm"/>
          <draw:glue-point draw:id="12" svg:x="0.93cm" svg:y="-5cm"/>
          <draw:glue-point draw:id="13" svg:x="0.442cm" svg:y="-5cm"/>
          <draw:glue-point draw:id="14" svg:x="0.767cm" svg:y="-5cm"/>
          <draw:glue-point draw:id="15" svg:x="0.199cm" svg:y="-5cm"/>
          <draw:glue-point draw:id="16" svg:x="-0.837cm" svg:y="-5.076cm"/>
          <draw:g>
            <draw:custom-shape draw:style-name="gr1" draw:text-style-name="P2" draw:layer="layout" svg:width="11.276cm" svg:height="0.96cm" svg:x="9.424cm" svg:y="14.5cm">
              <text:p text:style-name="P1"><text:span text:style-name="T1">General Reasoning Ru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1.276cm" svg:height="0.958cm" svg:x="9.424cm" svg:y="15.46cm">
              <text:p text:style-name="P1"><text:span text:style-name="T1">Extended Reasoning Servic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3.759cm" svg:height="1.919cm" svg:x="9.424cm" svg:y="17.569cm">
              <text:p text:style-name="P1"><text:span text:style-name="T1">Speech</text:span></text:p>
              <text:p text:style-name="P1"><text:span text:style-name="T1">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3.838cm" svg:height="1.919cm" svg:x="16.857cm" svg:y="17.569cm">
              <text:p text:style-name="P1"><text:span text:style-name="T1">Frames</text:span></text:p>
              <text:p text:style-name="P1"><text:span text:style-name="T1">(Ac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3.862cm" svg:height="1.919cm" svg:x="13.165cm" svg:y="17.569cm">
              <text:p text:style-name="P1"><text:span text:style-name="T1">Entities</text:span></text:p>
              <text:p text:style-name="P1"><text:span text:style-name="T1">Individuals</text:span></text:p>
              <text:p text:style-name="P1"><text:span text:style-name="T1">User Mo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11.276cm" svg:height="1.151cm" svg:x="9.424cm" svg:y="16.418cm">
              <text:p text:style-name="P1"><text:span text:style-name="T2">RDF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4" draw:layer="layout" svg:width="11.296cm" svg:height="4.987cm" svg:x="9.395cm" svg:y="14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5" xml:id="id3" draw:id="id3" draw:layer="layout" svg:width="6cm" svg:height="1.2cm" svg:x="5cm" svg:y="10.2cm">
          <draw:glue-point draw:id="4" svg:x="5cm" svg:y="-2.5cm"/>
          <draw:glue-point draw:id="5" svg:x="5cm" svg:y="2.5cm"/>
          <text:p text:style-name="P1">NL Generation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6cm" svg:height="1.2cm" svg:x="5cm" svg:y="12.1cm">
          <text:p text:style-name="P1">Text To Speech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6cm" svg:height="1.2cm" svg:x="5cm" svg:y="8.5cm">
          <text:p text:style-name="P1"><text:span text:style-name="T3">Application Ac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5" draw:id="id5" draw:layer="layout" svg:width="8.3cm" svg:height="2.8cm" svg:x="10.897cm" svg:y="1.9cm">
          <draw:glue-point draw:id="4" svg:x="-1.024cm" svg:y="5.003cm"/>
          <draw:glue-point draw:id="5" svg:x="1.027cm" svg:y="5cm"/>
          <draw:glue-point draw:id="6" svg:x="0.304cm" svg:y="5.003cm"/>
          <text:p text:style-name="P1">Reactive Rules for</text:p>
          <text:p text:style-name="P1">Dialogue 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" draw:id="id1" draw:layer="layout" svg:width="3.1cm" svg:height="2.2cm" svg:x="8.5cm" svg:y="5.3cm">
          <draw:glue-point draw:id="4" svg:x="5cm" svg:y="-1.8cm"/>
          <draw:glue-point draw:id="5" svg:x="5cm" svg:y="1.4cm"/>
          <text:p text:style-name="P1"><text:span text:style-name="T4">Action</text:span></text:p>
          <text:p text:style-name="P1"><text:span text:style-name="T4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line-skew="1.299cm" svg:x1="11.6cm" svg:y1="6.708cm" svg:x2="11cm" svg:y2="9.1cm" draw:start-shape="id1" draw:start-glue-point="5" draw:end-shape="id2" svg:d="M11600 6708h1800v2392h-2400" svg:viewBox="0 0 2401 2393">
          <text:p/>
        </draw:connector>
        <draw:connector draw:style-name="gr12" draw:text-style-name="P9" draw:layer="layout" draw:line-skew="1.299cm" svg:x1="11.6cm" svg:y1="6.708cm" svg:x2="11cm" svg:y2="10.5cm" draw:start-shape="id1" draw:start-glue-point="5" draw:end-shape="id3" draw:end-glue-point="4" svg:d="M11600 6708h1800v3792h-2400" svg:viewBox="0 0 2401 3793">
          <text:p/>
        </draw:connector>
        <draw:connector draw:style-name="gr13" draw:text-style-name="P9" draw:layer="layout" svg:x1="8cm" svg:y1="11.4cm" svg:x2="8cm" svg:y2="12.1cm" draw:start-shape="id3" draw:start-glue-point="2" draw:end-shape="id4" draw:end-glue-point="0" svg:d="M8000 11400v700" svg:viewBox="0 0 1 701">
          <text:p/>
        </draw:connector>
        <draw:connector draw:style-name="gr12" draw:text-style-name="P10" draw:layer="layout" svg:x1="10.897cm" svg:y1="3.3cm" svg:x2="10.05cm" svg:y2="5.3cm" draw:start-shape="id5" draw:start-glue-point="3" draw:end-shape="id1" draw:end-glue-point="0" svg:d="M10897 3300h-847v2000" svg:viewBox="0 0 848 2001">
          <text:p/>
        </draw:connector>
        <draw:custom-shape draw:style-name="gr14" draw:text-style-name="P11" xml:id="id9" draw:id="id9" draw:layer="layout" svg:width="5.1cm" svg:height="1.227cm" svg:x="20.1cm" svg:y="6.9cm">
          <text:p text:style-name="P1"><text:span text:style-name="T1">Speech Recogni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8" draw:id="id8" draw:layer="layout" svg:width="5.1cm" svg:height="1.227cm" svg:x="20.1cm" svg:y="8.457cm">
          <text:p text:style-name="P1"><text:span text:style-name="T4">Application 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6" draw:id="id6" draw:layer="layout" svg:width="5.1cm" svg:height="1.432cm" svg:x="20.1cm" svg:y="9.968cm">
          <text:p text:style-name="P1"><text:span text:style-name="T4">Perceptions</text:span></text:p>
          <text:p text:style-name="P1"><text:span text:style-name="T4">(Sensor Data)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20.1cm" svg:y1="10.684cm" svg:x2="18.301cm" svg:y2="14.5cm" draw:start-shape="id6" draw:start-glue-point="3" draw:end-shape="id7" draw:end-glue-point="6" svg:d="M20100 10684h-1799v3816" svg:viewBox="0 0 1800 3817">
          <text:p/>
        </draw:connector>
        <draw:connector draw:style-name="gr12" draw:text-style-name="P9" draw:layer="layout" svg:x1="20.1cm" svg:y1="9.07cm" svg:x2="17.566cm" svg:y2="14.5cm" draw:start-shape="id8" draw:start-glue-point="3" draw:end-shape="id7" draw:end-glue-point="8" svg:d="M20100 9070h-2534v5430" svg:viewBox="0 0 2535 5431">
          <text:p/>
        </draw:connector>
        <draw:connector draw:style-name="gr16" draw:text-style-name="P9" draw:layer="layout" svg:x1="20.1cm" svg:y1="7.513cm" svg:x2="16.74cm" svg:y2="14.5cm" draw:start-shape="id9" draw:start-glue-point="3" draw:end-shape="id7" draw:end-glue-point="9" svg:d="M20100 7513h-3360v6987" svg:viewBox="0 0 3361 6988">
          <text:p text:style-name="P1"/>
          <text:p text:style-name="P13"><text:span text:style-name="T5">Speech Acts</text:span></text:p>
          <text:p text:style-name="P13"><text:span text:style-name="T6">(underspecified)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17" draw:text-style-name="P9" draw:layer="layout" draw:line-skew="-0.382cm" svg:x1="15.914cm" svg:y1="14.5cm" svg:x2="15.899cm" svg:y2="4.7cm" draw:start-shape="id7" draw:start-glue-point="14" draw:end-shape="id5" draw:end-glue-point="5" svg:d="M15914 14500v-5300h-15v-4500" svg:viewBox="0 0 16 9801">
          <text:p text:style-name="P1"><text:s text:c="11"/><text:span text:style-name="T1"><text:s text:c="3"/></text:span><text:span text:style-name="T1">Updates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17" draw:text-style-name="P10" draw:layer="layout" svg:x1="15.047cm" svg:y1="4.7cm" svg:x2="15.047cm" svg:y2="14.5cm" draw:start-shape="id5" draw:end-shape="id7" draw:end-glue-point="0" svg:d="M15047 4700v9800" svg:viewBox="0 0 1 9801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9"/></text:p>
          <text:p text:style-name="P1"><text:span text:style-name="T9"/></text:p>
        </draw:connector>
        <draw:custom-shape draw:style-name="gr18" draw:text-style-name="P14" draw:layer="layout" svg:width="2.4cm" svg:height="1.6cm" svg:x="7.1cm" svg:y="2.8cm">
          <text:p text:style-name="P1"><text:span text:style-name="T1">Speech Acts</text:span></text:p>
          <text:p text:style-name="P1"><text:span text:style-name="T1">&amp; Actions</text:span></text:p>
          <text:p text:style-name="P1"><text:span text:style-name="T1">(Alternatives)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4.101cm" svg:y1="14.5cm" svg:x2="11cm" svg:y2="11.1cm" draw:start-shape="id7" draw:start-glue-point="16" draw:end-shape="id3" draw:end-glue-point="5" svg:d="M14101 14500v-3400h-3101" svg:viewBox="0 0 3102 3401">
          <text:p/>
        </draw:connector>
        <draw:custom-shape draw:style-name="gr19" draw:text-style-name="P16" draw:layer="layout" svg:width="2.3cm" svg:height="0.9cm" svg:x="11.5cm" svg:y="11.8cm">
          <text:p text:style-name="P15"><text:span text:style-name="T9">Generation</text:span></text:p>
          <text:p text:style-name="P15"><text:span text:style-name="T9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24:26.096880711</meta:creation-date>
    <dc:date>2018-03-23T16:18:59.530765323</dc:date>
    <meta:editing-duration>PT23M52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